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DecoderImpl.ImageDecoderImpl( InputStream input , ImageDecode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DecoderImpl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DecoderImpl.decodeAsR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DecoderImpl.ImageDecoderImpl( SeekableStream input , ImageDecode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DecoderImpl.ge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DecoderImpl.decodeAsRaster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DecoderImpl.decodeAsRendered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DecoderImpl.getNum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DecoderImpl.setParam( ImageDecode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